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8faad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8faadc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Excel_20_Built-in_20_Bad" style:data-style-name="N0">
      <style:table-cell-properties fo:background-color="#ffc7ce" style:cell-protect="protected" style:print-content="true" style:text-align-source="fix" style:repeat-content="false" style:vertical-align="automatic"/>
      <style:paragraph-properties fo:text-align="center"/>
      <style:text-properties fo:color="#9c0006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X&quot;" style:apply-style-name="cf5" style:base-cell-address="Práctica_1.I9"/>
      <style:map style:condition="cell-content()=&quot;E&quot;" style:apply-style-name="cf1" style:base-cell-address="Práctica_1.I9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1.I10"/>
      <style:map style:condition="cell-content()=&quot;X&quot;" style:apply-style-name="cf6" style:base-cell-address="Práctica_1.I1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1.I11"/>
      <style:map style:condition="cell-content()=&quot;X&quot;" style:apply-style-name="cf2" style:base-cell-address="Práctica_1.I11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1.I12"/>
      <style:map style:condition="cell-content()=&quot;X&quot;" style:apply-style-name="cf3" style:base-cell-address="Práctica_1.I12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1.I13"/>
      <style:map style:condition="cell-content()=&quot;X&quot;" style:apply-style-name="cf4" style:base-cell-address="Práctica_1.I13"/>
    </style:style>
    <style:style style:name="ce40" style:family="table-cell" style:parent-style-name="Excel_20_Built-in_20_Bad" style:data-style-name="N0">
      <style:table-cell-properties fo:background-color="#ffc7ce" style:cell-protect="protected" style:print-content="true" style:text-align-source="fix" style:repeat-content="false" style:vertical-align="automatic"/>
      <style:paragraph-properties fo:text-align="center"/>
      <style:text-properties fo:color="#9c0006" style:font-name="Calibri1" style:font-name-asian="PingFang SC" style:font-name-complex="Arial Unicode MS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text-underline-style="none"/>
      <style:map style:condition="cell-content()=&quot;E&quot;" style:apply-style-name="cf1" style:base-cell-address="Práctica_1.I13"/>
      <style:map style:condition="cell-content()=&quot;X&quot;" style:apply-style-name="cf4" style:base-cell-address="Práctica_1.I13"/>
    </style:style>
    <style:style style:name="ce15" style:family="table-cell" style:parent-style-name="Default" style:data-style-name="N0">
      <style:table-cell-properties fo:background-color="#8faadc" fo:wrap-option="wrap" fo:border="0.06pt solid #000000" style:vertical-align="automatic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X&quot;" style:apply-style-name="cf5" style:base-cell-address="Práctica_2.I4"/>
      <style:map style:condition="cell-content()=&quot;E&quot;" style:apply-style-name="cf1" style:base-cell-address="Práctica_2.I4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2.I5"/>
      <style:map style:condition="cell-content()=&quot;X&quot;" style:apply-style-name="cf6" style:base-cell-address="Práctica_2.I5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2.I6"/>
      <style:map style:condition="cell-content()=&quot;X&quot;" style:apply-style-name="cf2" style:base-cell-address="Práctica_2.I6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2.I7"/>
      <style:map style:condition="cell-content()=&quot;X&quot;" style:apply-style-name="cf3" style:base-cell-address="Práctica_2.I7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2.I8"/>
      <style:map style:condition="cell-content()=&quot;X&quot;" style:apply-style-name="cf4" style:base-cell-address="Práctica_2.I8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X&quot;" style:apply-style-name="cf5" style:base-cell-address="Práctica_3.I4"/>
      <style:map style:condition="cell-content()=&quot;E&quot;" style:apply-style-name="cf1" style:base-cell-address="Práctica_3.I4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3.I5"/>
      <style:map style:condition="cell-content()=&quot;X&quot;" style:apply-style-name="cf6" style:base-cell-address="Práctica_3.I5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3.I6"/>
      <style:map style:condition="cell-content()=&quot;X&quot;" style:apply-style-name="cf2" style:base-cell-address="Práctica_3.I6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map style:condition="cell-content()=&quot;E&quot;" style:apply-style-name="cf1" style:base-cell-address="Práctica_3.I7"/>
      <style:map style:condition="cell-content()=&quot;X&quot;" style:apply-style-name="cf3" style:base-cell-address="Práctica_3.I7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X&quot;" style:apply-style-name="cf5" style:base-cell-address="Práctica_3.I4"/>
      <style:map style:condition="cell-content()=&quot;E&quot;" style:apply-style-name="cf1" style:base-cell-address="Práctica_3.I4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E&quot;" style:apply-style-name="cf1" style:base-cell-address="Práctica_3.I5"/>
      <style:map style:condition="cell-content()=&quot;X&quot;" style:apply-style-name="cf6" style:base-cell-address="Práctica_3.I5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E&quot;" style:apply-style-name="cf1" style:base-cell-address="Práctica_3.I6"/>
      <style:map style:condition="cell-content()=&quot;X&quot;" style:apply-style-name="cf2" style:base-cell-address="Práctica_3.I6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map style:condition="cell-content()=&quot;E&quot;" style:apply-style-name="cf1" style:base-cell-address="Práctica_3.I7"/>
      <style:map style:condition="cell-content()=&quot;X&quot;" style:apply-style-name="cf3" style:base-cell-address="Práctica_3.I7"/>
    </style:style>
    <style:style style:name="ce19" style:family="table-cell" style:parent-style-name="Default" style:data-style-name="N0">
      <style:table-cell-properties fo:background-color="#ffffff" fo:wrap-option="wrap" style:vertical-align="automatic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T1" style:family="text">
      <style:text-properties fo:color="#9c0006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áctica_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29" table:default-cell-style-name="ce1"/>
        <table:table-column table:style-name="co1" table:number-columns-repeated="27" table:default-cell-style-name="ce1"/>
        <table:table-column table:style-name="co5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8" office:value-type="string" calcext:value-type="string" table:number-columns-spanned="15" table:number-rows-spanned="3">
            <text:p>Alberto Gómez Morales – 1º DAW – Problemas de planificación de procesos</text:p>
          </table:table-cell>
          <table:covered-table-cell table:number-columns-repeated="14"/>
          <table:table-cell table:number-columns-repeated="16368"/>
        </table:table-row>
        <table:table-row table:style-name="ro1">
          <table:table-cell/>
          <table:covered-table-cell table:number-columns-repeated="15"/>
          <table:table-cell table:number-columns-repeated="16368"/>
        </table:table-row>
        <table:table-row table:style-name="ro1">
          <table:table-cell/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9:.AK9];&quot;E&quot;)" office:value-type="float" office:value="0" calcext:value-type="float">
            <text:p>0</text:p>
          </table:table-cell>
          <table:table-cell table:style-name="ce10" table:formula="of:=COUNTIF([.I9:.AK9];&quot;E&quot;)+COUNTIF([.I9:.AK9];&quot;X&quot;)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8" table:style-name="ce35" office:value-type="string" calcext:value-type="string">
            <text:p>X</text:p>
          </table:table-cell>
          <table:table-cell table:style-name="ce35" table:number-columns-repeated="21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10:.AK10];&quot;E&quot;)" office:value-type="float" office:value="7" calcext:value-type="float">
            <text:p>7</text:p>
          </table:table-cell>
          <table:table-cell table:style-name="ce10" table:formula="of:=COUNTIF([.I10:.AK10];&quot;E&quot;)+COUNTIF([.I10:.AK10];&quot;X&quot;)"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6"/>
          <table:table-cell table:number-columns-repeated="7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7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11:.AK11];&quot;E&quot;)" office:value-type="float" office:value="10" calcext:value-type="float">
            <text:p>10</text:p>
          </table:table-cell>
          <table:table-cell table:style-name="ce10" table:formula="of:=COUNTIF([.I11:.AK11];&quot;E&quot;)+COUNTIF([.I11:.AK11];&quot;X&quot;)" office:value-type="float" office:value="12" calcext:value-type="float">
            <text:p>12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37" table:number-columns-repeated="2"/>
          <table:table-cell table:number-columns-repeated="10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15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12:.AK12];&quot;E&quot;)" office:value-type="float" office:value="11" calcext:value-type="float">
            <text:p>11</text:p>
          </table:table-cell>
          <table:table-cell table:style-name="ce10" table:formula="of:=COUNTIF([.I12:.AK12];&quot;E&quot;)+COUNTIF([.I12:.AK12];&quot;X&quot;)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38" table:number-columns-repeated="3"/>
          <table:table-cell table:number-columns-repeated="11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38" table:number-columns-repeated="12"/>
          <table:table-cell table:number-columns-repeated="16347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13:.AK13];&quot;E&quot;)" office:value-type="float" office:value="13" calcext:value-type="float">
            <text:p>13</text:p>
          </table:table-cell>
          <table:table-cell table:style-name="ce10" table:formula="of:=COUNTIF([.I13:.AK13];&quot;E&quot;)+COUNTIF([.I13:.AK13];&quot;X&quot;)"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39" table:number-columns-repeated="4"/>
          <table:table-cell table:number-columns-repeated="13" table:style-name="ce39" office:value-type="string" calcext:value-type="string">
            <text:p>E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39" table:number-columns-repeated="6"/>
          <table:table-cell table:number-columns-repeated="16347"/>
        </table:table-row>
        <table:table-row table:style-name="ro1">
          <table:table-cell/>
          <table:table-cell table:style-name="ce20" office:value-type="string" calcext:value-type="string">
            <text:p>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14:.AK14];&quot;E&quot;)" office:value-type="float" office:value="18" calcext:value-type="float">
            <text:p>18</text:p>
          </table:table-cell>
          <table:table-cell table:style-name="ce10" table:formula="of:=COUNTIF([.I14:.AK14];&quot;E&quot;)+COUNTIF([.I14:.AK14];&quot;X&quot;)"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F</text:p>
          </table:table-cell>
          <table:table-cell table:style-name="ce39" table:number-columns-repeated="5"/>
          <table:table-cell table:number-columns-repeated="18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47"/>
        </table:table-row>
        <table:table-row table:style-name="ro1">
          <table:table-cell/>
          <table:table-cell table:style-name="ce12" table:number-columns-repeated="2"/>
          <table:table-cell table:style-name="ce12" table:formula="of:=SUM([.D9:.D14])" office:value-type="float" office:value="27" calcext:value-type="float">
            <text:p>27</text:p>
          </table:table-cell>
          <table:table-cell table:style-name="ce12" table:formula="of:=AVERAGE([.E9:.E14])" office:value-type="float" office:value="9.83333333333333" calcext:value-type="float">
            <text:p>9,83333333333333</text:p>
          </table:table-cell>
          <table:table-cell table:style-name="ce12" table:formula="of:=AVERAGE([.F9:.F14])" office:value-type="float" office:value="14.3333333333333" calcext:value-type="float">
            <text:p>14,3333333333333</text:p>
          </table:table-cell>
          <table:table-cell/>
          <table:table-cell table:style-name="ce13" table:number-columns-repeated="30"/>
          <table:table-cell table:number-columns-repeated="16347"/>
        </table:table-row>
        <table:table-row table:style-name="ro1" table:number-rows-repeated="2">
          <table:table-cell table:number-columns-repeated="7"/>
          <table:table-cell table:style-name="ce13" table:number-columns-repeated="30"/>
          <table:table-cell table:number-columns-repeated="16347"/>
        </table:table-row>
        <table:table-row table:style-name="ro1">
          <table:table-cell table:number-columns-repeated="8"/>
          <table:table-cell table:style-name="ce40" office:value-type="string" calcext:value-type="string" table:number-columns-spanned="21" table:number-rows-spanned="1">
            <text:p>ALGORITMO SJF: PRIMERO EL MÁS CORTO</text:p>
          </table:table-cell>
          <table:covered-table-cell table:number-columns-repeated="20"/>
          <table:table-cell table:number-columns-repeated="16355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21:.AK21];&quot;E&quot;)" office:value-type="float" office:value="0" calcext:value-type="float">
            <text:p>0</text:p>
          </table:table-cell>
          <table:table-cell table:style-name="ce10" table:formula="of:=COUNTIF([.I21:.AK21];&quot;E&quot;)+COUNTIF([.I21:.AK21];&quot;X&quot;)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8" table:style-name="ce35" office:value-type="string" calcext:value-type="string">
            <text:p>X</text:p>
          </table:table-cell>
          <table:table-cell table:style-name="ce35" table:number-columns-repeated="21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22:.AK22];&quot;E&quot;)" office:value-type="float" office:value="12" calcext:value-type="float">
            <text:p>12</text:p>
          </table:table-cell>
          <table:table-cell table:style-name="ce10" table:formula="of:=COUNTIF([.I22:.AK22];&quot;E&quot;)+COUNTIF([.I22:.AK22];&quot;X&quot;)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6"/>
          <table:table-cell table:number-columns-repeated="12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2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23:.AK23];&quot;E&quot;)" office:value-type="float" office:value="6" calcext:value-type="float">
            <text:p>6</text:p>
          </table:table-cell>
          <table:table-cell table:style-name="ce10" table:formula="of:=COUNTIF([.I23:.AK23];&quot;E&quot;)+COUNTIF([.I23:.AK23];&quot;X&quot;)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37" table:number-columns-repeated="2"/>
          <table:table-cell table:number-columns-repeated="6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19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24:.AK24];&quot;E&quot;)" office:value-type="float" office:value="7" calcext:value-type="float">
            <text:p>7</text:p>
          </table:table-cell>
          <table:table-cell table:style-name="ce10" table:formula="of:=COUNTIF([.I24:.AK24];&quot;E&quot;)+COUNTIF([.I24:.AK24];&quot;X&quot;)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38" table:number-columns-repeated="3"/>
          <table:table-cell table:number-columns-repeated="7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38" table:number-columns-repeated="16"/>
          <table:table-cell table:number-columns-repeated="16347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25:.AK25];&quot;E&quot;)" office:value-type="float" office:value="17" calcext:value-type="float">
            <text:p>17</text:p>
          </table:table-cell>
          <table:table-cell table:style-name="ce10" table:formula="of:=COUNTIF([.I25:.AK25];&quot;E&quot;)+COUNTIF([.I25:.AK25];&quot;X&quot;)"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39" table:number-columns-repeated="4"/>
          <table:table-cell table:number-columns-repeated="17" table:style-name="ce39" office:value-type="string" calcext:value-type="string">
            <text:p>E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47"/>
        </table:table-row>
        <table:table-row table:style-name="ro1">
          <table:table-cell/>
          <table:table-cell table:style-name="ce20" office:value-type="string" calcext:value-type="string">
            <text:p>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26:.AK26];&quot;E&quot;)" office:value-type="float" office:value="12" calcext:value-type="float">
            <text:p>12</text:p>
          </table:table-cell>
          <table:table-cell table:style-name="ce10" table:formula="of:=COUNTIF([.I26:.AK26];&quot;E&quot;)+COUNTIF([.I26:.AK26];&quot;X&quot;)"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F</text:p>
          </table:table-cell>
          <table:table-cell table:style-name="ce39" table:number-columns-repeated="5"/>
          <table:table-cell table:number-columns-repeated="12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 table:number-columns-repeated="8"/>
          <table:table-cell table:number-columns-repeated="16347"/>
        </table:table-row>
        <table:table-row table:style-name="ro2">
          <table:table-cell/>
          <table:table-cell table:style-name="ce12" table:number-columns-repeated="2"/>
          <table:table-cell table:style-name="ce12" table:formula="of:=SUM([.D21:.D26])" office:value-type="float" office:value="27" calcext:value-type="float">
            <text:p>27</text:p>
          </table:table-cell>
          <table:table-cell table:style-name="ce12" table:formula="of:=AVERAGE([.E21:.E26])" office:value-type="float" office:value="9" calcext:value-type="float">
            <text:p>9</text:p>
          </table:table-cell>
          <table:table-cell table:style-name="ce12" table:formula="of:=AVERAGE([.F21:.F26])" office:value-type="float" office:value="13.5" calcext:value-type="float">
            <text:p>13,5</text:p>
          </table:table-cell>
          <table:table-cell/>
          <table:table-cell table:style-name="ce13" table:number-columns-repeated="30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40" office:value-type="string" calcext:value-type="string" table:number-columns-spanned="21" table:number-rows-spanned="1">
            <text:p>SRTF: PRIMERO EL DE TIEMPO RESTANTE MÁS CORTO</text:p>
          </table:table-cell>
          <table:covered-table-cell table:number-columns-repeated="20"/>
          <table:table-cell table:number-columns-repeated="16355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32:.AK32];&quot;E&quot;)" office:value-type="float" office:value="19" calcext:value-type="float">
            <text:p>19</text:p>
          </table:table-cell>
          <table:table-cell table:style-name="ce10" table:formula="of:=COUNTIF([.I32:.AK32];&quot;E&quot;)+COUNTIF([.I32:.AK32];&quot;X&quot;)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35" office:value-type="string" calcext:value-type="string">
            <text:p>X</text:p>
          </table:table-cell>
          <table:table-cell table:number-columns-repeated="19" table:style-name="ce35" office:value-type="string" calcext:value-type="string">
            <text:p>E</text:p>
          </table:table-cell>
          <table:table-cell table:number-columns-repeated="7" table:style-name="ce35" office:value-type="string" calcext:value-type="string">
            <text:p>X</text:p>
          </table:table-cell>
          <table:table-cell table:style-name="ce35" table:number-columns-repeated="2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33:.AK33];&quot;E&quot;)" office:value-type="float" office:value="2" calcext:value-type="float">
            <text:p>2</text:p>
          </table:table-cell>
          <table:table-cell table:style-name="ce10" table:formula="of:=COUNTIF([.I33:.AK33];&quot;E&quot;)+COUNTIF([.I33:.AK33];&quot;X&quot;)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E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table:number-columns-repeated="22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34:.AK34];&quot;E&quot;)" office:value-type="float" office:value="0" calcext:value-type="float">
            <text:p>0</text:p>
          </table:table-cell>
          <table:table-cell table:style-name="ce10" table:formula="of:=COUNTIF([.I34:.AK34];&quot;E&quot;)+COUNTIF([.I34:.AK34];&quot;X&quot;)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5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35:.AK35];&quot;E&quot;)" office:value-type="float" office:value="4" calcext:value-type="float">
            <text:p>4</text:p>
          </table:table-cell>
          <table:table-cell table:style-name="ce10" table:formula="of:=COUNTIF([.I35:.AK35];&quot;E&quot;)+COUNTIF([.I35:.AK35];&quot;X&quot;)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38" table:number-columns-repeated="3"/>
          <table:table-cell table:number-columns-repeated="4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ce38" table:number-columns-repeated="19"/>
          <table:table-cell table:number-columns-repeated="16347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36:.AK36];&quot;E&quot;)" office:value-type="float" office:value="10" calcext:value-type="float">
            <text:p>10</text:p>
          </table:table-cell>
          <table:table-cell table:style-name="ce10" table:formula="of:=COUNTIF([.I36:.AK36];&quot;E&quot;)+COUNTIF([.I36:.AK36];&quot;X&quot;)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39" table:number-columns-repeated="4"/>
          <table:table-cell table:number-columns-repeated="10" table:style-name="ce39" office:value-type="string" calcext:value-type="string">
            <text:p>E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39" table:number-columns-repeated="9"/>
          <table:table-cell table:number-columns-repeated="16347"/>
        </table:table-row>
        <table:table-row table:style-name="ro1">
          <table:table-cell/>
          <table:table-cell table:style-name="ce20" office:value-type="string" calcext:value-type="string">
            <text:p>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37:.AK37];&quot;E&quot;)" office:value-type="float" office:value="5" calcext:value-type="float">
            <text:p>5</text:p>
          </table:table-cell>
          <table:table-cell table:style-name="ce10" table:formula="of:=COUNTIF([.I37:.AK37];&quot;E&quot;)+COUNTIF([.I37:.AK37];&quot;X&quot;)"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F</text:p>
          </table:table-cell>
          <table:table-cell table:style-name="ce39" table:number-columns-repeated="5"/>
          <table:table-cell table:number-columns-repeated="5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 table:number-columns-repeated="15"/>
          <table:table-cell table:number-columns-repeated="16347"/>
        </table:table-row>
        <table:table-row table:style-name="ro2">
          <table:table-cell/>
          <table:table-cell table:style-name="ce12" table:number-columns-repeated="2"/>
          <table:table-cell table:style-name="ce12" table:formula="of:=SUM([.D32:.D37])" office:value-type="float" office:value="27" calcext:value-type="float">
            <text:p>27</text:p>
          </table:table-cell>
          <table:table-cell table:style-name="ce12" table:formula="of:=AVERAGE([.E32:.E37])" office:value-type="float" office:value="6.66666666666667" calcext:value-type="float">
            <text:p>6,66666666666667</text:p>
          </table:table-cell>
          <table:table-cell table:style-name="ce12" table:formula="of:=AVERAGE([.F32:.F37])" office:value-type="float" office:value="11.1666666666667" calcext:value-type="float">
            <text:p>11,1666666666667</text:p>
          </table:table-cell>
          <table:table-cell/>
          <table:table-cell table:style-name="ce13" table:number-columns-repeated="30"/>
          <table:table-cell table:number-columns-repeated="1634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45:.AK45];&quot;E&quot;)" office:value-type="float" office:value="0" calcext:value-type="float">
            <text:p>0</text:p>
          </table:table-cell>
          <table:table-cell table:style-name="ce10" table:formula="of:=COUNTIF([.I45:.AK45];&quot;E&quot;)+COUNTIF([.I45:.AK45];&quot;X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5" table:style-name="ce35" office:value-type="string" calcext:value-type="string">
            <text:p>X</text:p>
          </table:table-cell>
          <table:table-cell table:style-name="ce35" table:number-columns-repeated="24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46:.AK46];&quot;E&quot;)" office:value-type="float" office:value="4" calcext:value-type="float">
            <text:p>4</text:p>
          </table:table-cell>
          <table:table-cell table:style-name="ce10" table:formula="of:=COUNTIF([.I46:.AK46];&quot;E&quot;)+COUNTIF([.I46:.AK46];&quot;X&quot;)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6"/>
          <table:table-cell table:number-columns-repeated="4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20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47:.AK47];&quot;E&quot;)" office:value-type="float" office:value="7" calcext:value-type="float">
            <text:p>7</text:p>
          </table:table-cell>
          <table:table-cell table:style-name="ce10" table:formula="of:=COUNTIF([.I47:.AK47];&quot;E&quot;)+COUNTIF([.I47:.AK47];&quot;X&quot;)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37" table:number-columns-repeated="2"/>
          <table:table-cell table:number-columns-repeated="7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18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48:.AK48];&quot;E&quot;)" office:value-type="float" office:value="8" calcext:value-type="float">
            <text:p>8</text:p>
          </table:table-cell>
          <table:table-cell table:style-name="ce10" table:formula="of:=COUNTIF([.I48:.AK48];&quot;E&quot;)+COUNTIF([.I48:.AK48];&quot;X&quot;)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38" table:number-columns-repeated="3"/>
          <table:table-cell table:number-columns-repeated="8" table:style-name="ce38" office:value-type="string" calcext:value-type="string">
            <text:p>E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38" table:number-columns-repeated="12"/>
          <table:table-cell table:number-columns-repeated="16347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49:.AK49];&quot;E&quot;)" office:value-type="float" office:value="13" calcext:value-type="float">
            <text:p>13</text:p>
          </table:table-cell>
          <table:table-cell table:style-name="ce10" table:formula="of:=COUNTIF([.I49:.AK49];&quot;E&quot;)+COUNTIF([.I49:.AK49];&quot;X&quot;)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39" table:number-columns-repeated="4"/>
          <table:table-cell table:number-columns-repeated="13" table:style-name="ce39" office:value-type="string" calcext:value-type="string">
            <text:p>E</text:p>
          </table:table-cell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9"/>
          <table:table-cell table:number-columns-repeated="16347"/>
        </table:table-row>
        <table:table-row table:style-name="ro1">
          <table:table-cell/>
          <table:table-cell table:style-name="ce20" office:value-type="string" calcext:value-type="string">
            <text:p>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0:.AK50];&quot;E&quot;)" office:value-type="float" office:value="15" calcext:value-type="float">
            <text:p>15</text:p>
          </table:table-cell>
          <table:table-cell table:style-name="ce10" table:formula="of:=COUNTIF([.I50:.AK50];&quot;E&quot;)+COUNTIF([.I50:.AK50];&quot;X&quot;)" office:value-type="float" office:value="19" calcext:value-type="float">
            <text:p>19</text:p>
          </table:table-cell>
          <table:table-cell/>
          <table:table-cell table:style-name="ce20" office:value-type="string" calcext:value-type="string">
            <text:p>F</text:p>
          </table:table-cell>
          <table:table-cell table:style-name="ce39" table:number-columns-repeated="5"/>
          <table:table-cell table:number-columns-repeated="15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 table:number-columns-repeated="5"/>
          <table:table-cell table:number-columns-repeated="16347"/>
        </table:table-row>
        <table:table-row table:style-name="ro1">
          <table:table-cell/>
          <table:table-cell table:style-name="ce12" table:number-columns-repeated="2"/>
          <table:table-cell table:style-name="ce12" table:formula="of:=SUM([.D45:.D50])" office:value-type="float" office:value="24" calcext:value-type="float">
            <text:p>24</text:p>
          </table:table-cell>
          <table:table-cell table:style-name="ce12" table:formula="of:=AVERAGE([.E45:.E50])" office:value-type="float" office:value="7.83333333333333" calcext:value-type="float">
            <text:p>7,83333333333333</text:p>
          </table:table-cell>
          <table:table-cell table:style-name="ce12" table:formula="of:=AVERAGE([.F45:.F50])" office:value-type="float" office:value="11.8333333333333" calcext:value-type="float">
            <text:p>11,8333333333333</text:p>
          </table:table-cell>
          <table:table-cell/>
          <table:table-cell table:style-name="ce13" table:number-columns-repeated="30"/>
          <table:table-cell table:number-columns-repeated="16347"/>
        </table:table-row>
        <table:table-row table:style-name="ro1" table:number-rows-repeated="2">
          <table:table-cell table:number-columns-repeated="7"/>
          <table:table-cell table:style-name="ce13" table:number-columns-repeated="30"/>
          <table:table-cell table:number-columns-repeated="16347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<text:span text:style-name="T1">ALGORITMO SJF: PRIMERO EL MÁS CORTO</text:span>SJF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57:.AK57];&quot;E&quot;)" office:value-type="float" office:value="0" calcext:value-type="float">
            <text:p>0</text:p>
          </table:table-cell>
          <table:table-cell table:style-name="ce10" table:formula="of:=COUNTIF([.I57:.AK57];&quot;E&quot;)+COUNTIF([.I57:.AK57];&quot;X&quot;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5" table:style-name="ce35" office:value-type="string" calcext:value-type="string">
            <text:p>X</text:p>
          </table:table-cell>
          <table:table-cell table:style-name="ce35" table:number-columns-repeated="24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8:.AK58];&quot;E&quot;)" office:value-type="float" office:value="9" calcext:value-type="float">
            <text:p>9</text:p>
          </table:table-cell>
          <table:table-cell table:style-name="ce10" table:formula="of:=COUNTIF([.I58:.AK58];&quot;E&quot;)+COUNTIF([.I58:.AK58];&quot;X&quot;)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6"/>
          <table:table-cell table:number-columns-repeated="9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5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59:.AK59];&quot;E&quot;)" office:value-type="float" office:value="3" calcext:value-type="float">
            <text:p>3</text:p>
          </table:table-cell>
          <table:table-cell table:style-name="ce10" table:formula="of:=COUNTIF([.I59:.AK59];&quot;E&quot;)+COUNTIF([.I59:.AK59];&quot;X&quot;)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37" table:number-columns-repeated="2"/>
          <table:table-cell table:number-columns-repeated="3" table:style-name="ce37" office:value-type="string" calcext:value-type="string">
            <text:p>E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2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60:.AK60];&quot;E&quot;)" office:value-type="float" office:value="15" calcext:value-type="float">
            <text:p>15</text:p>
          </table:table-cell>
          <table:table-cell table:style-name="ce10" table:formula="of:=COUNTIF([.I60:.AK60];&quot;E&quot;)+COUNTIF([.I60:.AK60];&quot;X&quot;)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38" table:number-columns-repeated="3"/>
          <table:table-cell table:number-columns-repeated="15" table:style-name="ce38" office:value-type="string" calcext:value-type="string">
            <text:p>E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38" table:number-columns-repeated="5"/>
          <table:table-cell table:number-columns-repeated="16347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61:.AK61];&quot;E&quot;)" office:value-type="float" office:value="3" calcext:value-type="float">
            <text:p>3</text:p>
          </table:table-cell>
          <table:table-cell table:style-name="ce10" table:formula="of:=COUNTIF([.I61:.AK61];&quot;E&quot;)+COUNTIF([.I61:.AK61];&quot;X&quot;)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39" table:number-columns-repeated="4"/>
          <table:table-cell table:number-columns-repeated="3" table:style-name="ce39" office:value-type="string" calcext:value-type="string">
            <text:p>E</text:p>
          </table:table-cell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19"/>
          <table:table-cell table:number-columns-repeated="16347"/>
        </table:table-row>
        <table:table-row table:style-name="ro1">
          <table:table-cell/>
          <table:table-cell table:style-name="ce20" office:value-type="string" calcext:value-type="string">
            <text:p>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62:.AK62];&quot;E&quot;)" office:value-type="float" office:value="9" calcext:value-type="float">
            <text:p>9</text:p>
          </table:table-cell>
          <table:table-cell table:style-name="ce10" table:formula="of:=COUNTIF([.I62:.AK62];&quot;E&quot;)+COUNTIF([.I62:.AK62];&quot;X&quot;)" office:value-type="float" office:value="13" calcext:value-type="float">
            <text:p>13</text:p>
          </table:table-cell>
          <table:table-cell/>
          <table:table-cell table:style-name="ce20" office:value-type="string" calcext:value-type="string">
            <text:p>F</text:p>
          </table:table-cell>
          <table:table-cell table:style-name="ce39" table:number-columns-repeated="5"/>
          <table:table-cell table:number-columns-repeated="9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 table:number-columns-repeated="11"/>
          <table:table-cell table:number-columns-repeated="16347"/>
        </table:table-row>
        <table:table-row table:style-name="ro1">
          <table:table-cell/>
          <table:table-cell table:style-name="ce12" table:number-columns-repeated="2"/>
          <table:table-cell table:style-name="ce12" table:formula="of:=SUM([.D57:.D62])" office:value-type="float" office:value="24" calcext:value-type="float">
            <text:p>24</text:p>
          </table:table-cell>
          <table:table-cell table:style-name="ce12" table:formula="of:=AVERAGE([.E57:.E62])" office:value-type="float" office:value="6.5" calcext:value-type="float">
            <text:p>6,5</text:p>
          </table:table-cell>
          <table:table-cell table:style-name="ce12" table:formula="of:=AVERAGE([.F57:.F62])" office:value-type="float" office:value="10.5" calcext:value-type="float">
            <text:p>10,5</text:p>
          </table:table-cell>
          <table:table-cell/>
          <table:table-cell table:style-name="ce13" table:number-columns-repeated="30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<text:span text:style-name="T1">SRTF: PRIMERO EL DE TIEMPO RESTANTE MÁS CORTO</text:span>SRTF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68:.AK68];&quot;E&quot;)" office:value-type="float" office:value="2" calcext:value-type="float">
            <text:p>2</text:p>
          </table:table-cell>
          <table:table-cell table:style-name="ce10" table:formula="of:=COUNTIF([.I68:.AK68];&quot;E&quot;)+COUNTIF([.I68:.AK68];&quot;X&quot;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A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E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35" table:number-columns-repeated="22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69:.AK69];&quot;E&quot;)" office:value-type="float" office:value="9" calcext:value-type="float">
            <text:p>9</text:p>
          </table:table-cell>
          <table:table-cell table:style-name="ce10" table:formula="of:=COUNTIF([.I69:.AK69];&quot;E&quot;)+COUNTIF([.I69:.AK69];&quot;X&quot;)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6"/>
          <table:table-cell table:number-columns-repeated="9" table:style-name="ce36" office:value-type="string" calcext:value-type="string">
            <text:p>E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36" table:number-columns-repeated="15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COUNTIF([.I70:.AK70];&quot;E&quot;)" office:value-type="float" office:value="0" calcext:value-type="float">
            <text:p>0</text:p>
          </table:table-cell>
          <table:table-cell table:style-name="ce10" table:formula="of:=COUNTIF([.I70:.AK70];&quot;E&quot;)+COUNTIF([.I70:.AK70];&quot;X&quot;)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5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71:.AK71];&quot;E&quot;)" office:value-type="float" office:value="15" calcext:value-type="float">
            <text:p>15</text:p>
          </table:table-cell>
          <table:table-cell table:style-name="ce10" table:formula="of:=COUNTIF([.I71:.AK71];&quot;E&quot;)+COUNTIF([.I71:.AK71];&quot;X&quot;)"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38" table:number-columns-repeated="3"/>
          <table:table-cell table:number-columns-repeated="15" table:style-name="ce38" office:value-type="string" calcext:value-type="string">
            <text:p>E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38" table:number-columns-repeated="5"/>
          <table:table-cell table:number-columns-repeated="16347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72:.AK72];&quot;E&quot;)" office:value-type="float" office:value="3" calcext:value-type="float">
            <text:p>3</text:p>
          </table:table-cell>
          <table:table-cell table:style-name="ce10" table:formula="of:=COUNTIF([.I72:.AK72];&quot;E&quot;)+COUNTIF([.I72:.AK72];&quot;X&quot;)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39" table:number-columns-repeated="4"/>
          <table:table-cell table:number-columns-repeated="3" table:style-name="ce39" office:value-type="string" calcext:value-type="string">
            <text:p>E</text:p>
          </table:table-cell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19"/>
          <table:table-cell table:number-columns-repeated="16347"/>
        </table:table-row>
        <table:table-row table:style-name="ro1">
          <table:table-cell/>
          <table:table-cell table:style-name="ce20" office:value-type="string" calcext:value-type="string">
            <text:p>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73:.AK73];&quot;E&quot;)" office:value-type="float" office:value="9" calcext:value-type="float">
            <text:p>9</text:p>
          </table:table-cell>
          <table:table-cell table:style-name="ce10" table:formula="of:=COUNTIF([.I73:.AK73];&quot;E&quot;)+COUNTIF([.I73:.AK73];&quot;X&quot;)" office:value-type="float" office:value="13" calcext:value-type="float">
            <text:p>13</text:p>
          </table:table-cell>
          <table:table-cell/>
          <table:table-cell table:style-name="ce20" office:value-type="string" calcext:value-type="string">
            <text:p>F</text:p>
          </table:table-cell>
          <table:table-cell table:style-name="ce39" table:number-columns-repeated="5"/>
          <table:table-cell table:number-columns-repeated="9" table:style-name="ce39" office:value-type="string" calcext:value-type="string">
            <text:p>E</text:p>
          </table:table-cell>
          <table:table-cell table:number-columns-repeated="4" table:style-name="ce39" office:value-type="string" calcext:value-type="string">
            <text:p>X</text:p>
          </table:table-cell>
          <table:table-cell table:style-name="ce39"/>
          <table:table-cell table:style-name="ce43"/>
          <table:table-cell table:style-name="ce39" table:number-columns-repeated="9"/>
          <table:table-cell table:number-columns-repeated="16347"/>
        </table:table-row>
        <table:table-row table:style-name="ro1">
          <table:table-cell/>
          <table:table-cell table:style-name="ce12" table:number-columns-repeated="2"/>
          <table:table-cell table:style-name="ce12" table:formula="of:=SUM([.D68:.D73])" office:value-type="float" office:value="24" calcext:value-type="float">
            <text:p>24</text:p>
          </table:table-cell>
          <table:table-cell table:style-name="ce12" table:formula="of:=AVERAGE([.E68:.E73])" office:value-type="float" office:value="6.33333333333333" calcext:value-type="float">
            <text:p>6,33333333333333</text:p>
          </table:table-cell>
          <table:table-cell table:style-name="ce12" table:formula="of:=AVERAGE([.F68:.F73])" office:value-type="float" office:value="10.3333333333333" calcext:value-type="float">
            <text:p>10,3333333333333</text:p>
          </table:table-cell>
          <table:table-cell/>
          <table:table-cell table:style-name="ce13" table:number-columns-repeated="30"/>
          <table:table-cell table:number-columns-repeated="16347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ráctica_1.I9:Práctica_1.AK9 Práctica_1.I21:Práctica_1.AK21 Práctica_1.I32:Práctica_1.AK32 Práctica_1.I45:Práctica_1.AK45 Práctica_1.I57:Práctica_1.AK57 Práctica_1.I68:Práctica_1.AK68">
            <calcext:condition calcext:apply-style-name="cf5" calcext:value="=&quot;X&quot;" calcext:base-cell-address="Práctica_1.I9"/>
            <calcext:condition calcext:apply-style-name="cf1" calcext:value="=&quot;E&quot;" calcext:base-cell-address="Práctica_1.I9"/>
          </calcext:conditional-format>
          <calcext:conditional-format calcext:target-range-address="Práctica_1.I10:Práctica_1.AK10 Práctica_1.I22:Práctica_1.AK22 Práctica_1.I33:Práctica_1.AK33 Práctica_1.I46:Práctica_1.AK46 Práctica_1.I58:Práctica_1.AK58 Práctica_1.I69:Práctica_1.AK69">
            <calcext:condition calcext:apply-style-name="cf1" calcext:value="=&quot;E&quot;" calcext:base-cell-address="Práctica_1.I10"/>
            <calcext:condition calcext:apply-style-name="cf6" calcext:value="=&quot;X&quot;" calcext:base-cell-address="Práctica_1.I10"/>
          </calcext:conditional-format>
          <calcext:conditional-format calcext:target-range-address="Práctica_1.I11:Práctica_1.AK11 Práctica_1.I23:Práctica_1.AK23 Práctica_1.I34:Práctica_1.AK34 Práctica_1.I47:Práctica_1.AK47 Práctica_1.I59:Práctica_1.AK59 Práctica_1.I70:Práctica_1.AK70">
            <calcext:condition calcext:apply-style-name="cf1" calcext:value="=&quot;E&quot;" calcext:base-cell-address="Práctica_1.I11"/>
            <calcext:condition calcext:apply-style-name="cf2" calcext:value="=&quot;X&quot;" calcext:base-cell-address="Práctica_1.I11"/>
          </calcext:conditional-format>
          <calcext:conditional-format calcext:target-range-address="Práctica_1.I12:Práctica_1.AK12 Práctica_1.I24:Práctica_1.AK24 Práctica_1.I35:Práctica_1.AK35 Práctica_1.I48:Práctica_1.AK48 Práctica_1.I60:Práctica_1.AK60 Práctica_1.I71:Práctica_1.AK71">
            <calcext:condition calcext:apply-style-name="cf1" calcext:value="=&quot;E&quot;" calcext:base-cell-address="Práctica_1.I12"/>
            <calcext:condition calcext:apply-style-name="cf3" calcext:value="=&quot;X&quot;" calcext:base-cell-address="Práctica_1.I12"/>
          </calcext:conditional-format>
          <calcext:conditional-format calcext:target-range-address="Práctica_1.I13:Práctica_1.AK14 Práctica_1.I25:Práctica_1.AK26 Práctica_1.I36:Práctica_1.AK37 Práctica_1.I49:Práctica_1.AK50 Práctica_1.I61:Práctica_1.AK62 Práctica_1.I72:Práctica_1.AK73">
            <calcext:condition calcext:apply-style-name="cf1" calcext:value="=&quot;E&quot;" calcext:base-cell-address="Práctica_1.I13"/>
            <calcext:condition calcext:apply-style-name="cf4" calcext:value="=&quot;X&quot;" calcext:base-cell-address="Práctica_1.I13"/>
          </calcext:conditional-format>
        </calcext:conditional-formats>
      </table:table>
      <table:table table:name="Práctica_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28" table:default-cell-style-name="ce1"/>
        <table:table-column table:style-name="co1" table:number-columns-repeated="27" table:default-cell-style-name="ce1"/>
        <table:table-column table:style-name="co5" table:number-columns-repeated="16321" table:default-cell-style-name="ce1"/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4:.AJ4];&quot;E&quot;)" office:value-type="float" office:value="0" calcext:value-type="float">
            <text:p>0</text:p>
          </table:table-cell>
          <table:table-cell table:style-name="ce10" table:formula="of:=COUNTIF([.I4:.AJ4];&quot;E&quot;)+COUNTIF([.I4:.AJ4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5" table:number-columns-repeated="28"/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:.AJ5];&quot;E&quot;)" office:value-type="float" office:value="0" calcext:value-type="float">
            <text:p>0</text:p>
          </table:table-cell>
          <table:table-cell table:style-name="ce10" table:formula="of:=COUNTIF([.I5:.AJ5];&quot;E&quot;)+COUNTIF([.I5:.AJ5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46" table:number-columns-repeated="28"/>
          <table:table-cell table:number-columns-repeated="16348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COUNTIF([.I6:.AJ6];&quot;E&quot;)" office:value-type="float" office:value="0" calcext:value-type="float">
            <text:p>0</text:p>
          </table:table-cell>
          <table:table-cell table:style-name="ce10" table:formula="of:=COUNTIF([.I6:.AJ6];&quot;E&quot;)+COUNTIF([.I6:.AJ6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47" table:number-columns-repeated="28"/>
          <table:table-cell table:number-columns-repeated="16348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7:.AJ7];&quot;E&quot;)" office:value-type="float" office:value="0" calcext:value-type="float">
            <text:p>0</text:p>
          </table:table-cell>
          <table:table-cell table:style-name="ce10" table:formula="of:=COUNTIF([.I7:.AJ7];&quot;E&quot;)+COUNTIF([.I7:.AJ7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48" table:number-columns-repeated="28"/>
          <table:table-cell table:number-columns-repeated="16348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8:.AJ8];&quot;E&quot;)" office:value-type="float" office:value="0" calcext:value-type="float">
            <text:p>0</text:p>
          </table:table-cell>
          <table:table-cell table:style-name="ce10" table:formula="of:=COUNTIF([.I8:.AJ8];&quot;E&quot;)+COUNTIF([.I8:.AJ8];&quot;X&quot;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49" table:number-columns-repeated="28"/>
          <table:table-cell table:number-columns-repeated="16348"/>
        </table:table-row>
        <table:table-row table:style-name="ro1">
          <table:table-cell/>
          <table:table-cell table:style-name="ce12" table:number-columns-repeated="2"/>
          <table:table-cell table:style-name="ce12" table:formula="of:=SUM([.D4:.D8])" office:value-type="float" office:value="28" calcext:value-type="float">
            <text:p>28</text:p>
          </table:table-cell>
          <table:table-cell table:style-name="ce12" table:formula="of:=AVERAGE([.E4:.E8])" office:value-type="float" office:value="0" calcext:value-type="float">
            <text:p>0</text:p>
          </table:table-cell>
          <table:table-cell table:style-name="ce12" table:formula="of:=AVERAGE([.F4:.F8])" office:value-type="float" office:value="0" calcext:value-type="float">
            <text:p>0</text:p>
          </table:table-cell>
          <table:table-cell/>
          <table:table-cell table:style-name="ce13" table:number-columns-repeated="29"/>
          <table:table-cell table:number-columns-repeated="16348"/>
        </table:table-row>
        <table:table-row table:style-name="ro1" table:number-rows-repeated="2">
          <table:table-cell table:number-columns-repeated="7"/>
          <table:table-cell table:style-name="ce13" table:number-columns-repeated="29"/>
          <table:table-cell table:number-columns-repeated="16348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ALGORITMO SJF: PRIMERO EL MÁS CORTO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15:.AJ15];&quot;E&quot;)" office:value-type="float" office:value="0" calcext:value-type="float">
            <text:p>0</text:p>
          </table:table-cell>
          <table:table-cell table:style-name="ce10" table:formula="of:=COUNTIF([.I15:.AJ15];&quot;E&quot;)+COUNTIF([.I15:.AJ15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5" table:number-columns-repeated="28"/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16:.AJ16];&quot;E&quot;)" office:value-type="float" office:value="0" calcext:value-type="float">
            <text:p>0</text:p>
          </table:table-cell>
          <table:table-cell table:style-name="ce10" table:formula="of:=COUNTIF([.I16:.AJ16];&quot;E&quot;)+COUNTIF([.I16:.AJ16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46" table:number-columns-repeated="28"/>
          <table:table-cell table:number-columns-repeated="16348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COUNTIF([.I17:.AJ17];&quot;E&quot;)" office:value-type="float" office:value="0" calcext:value-type="float">
            <text:p>0</text:p>
          </table:table-cell>
          <table:table-cell table:style-name="ce10" table:formula="of:=COUNTIF([.I17:.AJ17];&quot;E&quot;)+COUNTIF([.I17:.AJ17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47" table:number-columns-repeated="28"/>
          <table:table-cell table:number-columns-repeated="16348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18:.AJ18];&quot;E&quot;)" office:value-type="float" office:value="0" calcext:value-type="float">
            <text:p>0</text:p>
          </table:table-cell>
          <table:table-cell table:style-name="ce10" table:formula="of:=COUNTIF([.I18:.AJ18];&quot;E&quot;)+COUNTIF([.I18:.AJ18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48" table:number-columns-repeated="28"/>
          <table:table-cell table:number-columns-repeated="16348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19:.AJ19];&quot;E&quot;)" office:value-type="float" office:value="0" calcext:value-type="float">
            <text:p>0</text:p>
          </table:table-cell>
          <table:table-cell table:style-name="ce10" table:formula="of:=COUNTIF([.I19:.AJ19];&quot;E&quot;)+COUNTIF([.I19:.AJ19];&quot;X&quot;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49" table:number-columns-repeated="28"/>
          <table:table-cell table:number-columns-repeated="16348"/>
        </table:table-row>
        <table:table-row table:style-name="ro1">
          <table:table-cell/>
          <table:table-cell table:style-name="ce12" table:number-columns-repeated="2"/>
          <table:table-cell table:style-name="ce12" table:formula="of:=SUM([.D15:.D19])" office:value-type="float" office:value="28" calcext:value-type="float">
            <text:p>28</text:p>
          </table:table-cell>
          <table:table-cell table:style-name="ce12" table:formula="of:=AVERAGE([.E15:.E19])" office:value-type="float" office:value="0" calcext:value-type="float">
            <text:p>0</text:p>
          </table:table-cell>
          <table:table-cell table:style-name="ce12" table:formula="of:=AVERAGE([.F15:.F19])" office:value-type="float" office:value="0" calcext:value-type="float">
            <text:p>0</text:p>
          </table:table-cell>
          <table:table-cell/>
          <table:table-cell table:style-name="ce13" table:number-columns-repeated="29"/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SRTF: PRIMERO EL DE TIEMPO RESTANTE MÁS CORTO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26:.AJ26];&quot;E&quot;)" office:value-type="float" office:value="0" calcext:value-type="float">
            <text:p>0</text:p>
          </table:table-cell>
          <table:table-cell table:style-name="ce10" table:formula="of:=COUNTIF([.I26:.AJ26];&quot;E&quot;)+COUNTIF([.I26:.AJ26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5" table:number-columns-repeated="28"/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27:.AJ27];&quot;E&quot;)" office:value-type="float" office:value="0" calcext:value-type="float">
            <text:p>0</text:p>
          </table:table-cell>
          <table:table-cell table:style-name="ce10" table:formula="of:=COUNTIF([.I27:.AJ27];&quot;E&quot;)+COUNTIF([.I27:.AJ27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46" table:number-columns-repeated="28"/>
          <table:table-cell table:number-columns-repeated="16348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COUNTIF([.I28:.AJ28];&quot;E&quot;)" office:value-type="float" office:value="0" calcext:value-type="float">
            <text:p>0</text:p>
          </table:table-cell>
          <table:table-cell table:style-name="ce10" table:formula="of:=COUNTIF([.I28:.AJ28];&quot;E&quot;)+COUNTIF([.I28:.AJ28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47" table:number-columns-repeated="28"/>
          <table:table-cell table:number-columns-repeated="16348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29:.AJ29];&quot;E&quot;)" office:value-type="float" office:value="0" calcext:value-type="float">
            <text:p>0</text:p>
          </table:table-cell>
          <table:table-cell table:style-name="ce10" table:formula="of:=COUNTIF([.I29:.AJ29];&quot;E&quot;)+COUNTIF([.I29:.AJ29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48" table:number-columns-repeated="28"/>
          <table:table-cell table:number-columns-repeated="16348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30:.AJ30];&quot;E&quot;)" office:value-type="float" office:value="0" calcext:value-type="float">
            <text:p>0</text:p>
          </table:table-cell>
          <table:table-cell table:style-name="ce10" table:formula="of:=COUNTIF([.I30:.AJ30];&quot;E&quot;)+COUNTIF([.I30:.AJ30];&quot;X&quot;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49" table:number-columns-repeated="28"/>
          <table:table-cell table:number-columns-repeated="16348"/>
        </table:table-row>
        <table:table-row table:style-name="ro1">
          <table:table-cell/>
          <table:table-cell table:style-name="ce12" table:number-columns-repeated="2"/>
          <table:table-cell table:style-name="ce12" table:formula="of:=SUM([.D26:.D30])" office:value-type="float" office:value="28" calcext:value-type="float">
            <text:p>28</text:p>
          </table:table-cell>
          <table:table-cell table:style-name="ce12" table:formula="of:=AVERAGE([.E26:.E30])" office:value-type="float" office:value="0" calcext:value-type="float">
            <text:p>0</text:p>
          </table:table-cell>
          <table:table-cell table:style-name="ce12" table:formula="of:=AVERAGE([.F26:.F30])" office:value-type="float" office:value="0" calcext:value-type="float">
            <text:p>0</text:p>
          </table:table-cell>
          <table:table-cell/>
          <table:table-cell table:style-name="ce13" table:number-columns-repeated="29"/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ROUND ROBIN: OPERACIÓN POR RONDAS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15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6348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COUNTIF([.I37:.AJ37];&quot;E&quot;)" office:value-type="float" office:value="0" calcext:value-type="float">
            <text:p>0</text:p>
          </table:table-cell>
          <table:table-cell table:style-name="ce10" table:formula="of:=COUNTIF([.I37:.AJ37];&quot;E&quot;)+COUNTIF([.I37:.AJ37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5" table:number-columns-repeated="28"/>
          <table:table-cell table:number-columns-repeated="16348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38:.AJ38];&quot;E&quot;)" office:value-type="float" office:value="0" calcext:value-type="float">
            <text:p>0</text:p>
          </table:table-cell>
          <table:table-cell table:style-name="ce10" table:formula="of:=COUNTIF([.I38:.AJ38];&quot;E&quot;)+COUNTIF([.I38:.AJ38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46" table:number-columns-repeated="28"/>
          <table:table-cell table:number-columns-repeated="16348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COUNTIF([.I39:.AJ39];&quot;E&quot;)" office:value-type="float" office:value="0" calcext:value-type="float">
            <text:p>0</text:p>
          </table:table-cell>
          <table:table-cell table:style-name="ce10" table:formula="of:=COUNTIF([.I39:.AJ39];&quot;E&quot;)+COUNTIF([.I39:.AJ39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47" table:number-columns-repeated="28"/>
          <table:table-cell table:number-columns-repeated="16348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COUNTIF([.I40:.AJ40];&quot;E&quot;)" office:value-type="float" office:value="0" calcext:value-type="float">
            <text:p>0</text:p>
          </table:table-cell>
          <table:table-cell table:style-name="ce10" table:formula="of:=COUNTIF([.I40:.AJ40];&quot;E&quot;)+COUNTIF([.I40:.AJ40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48" table:number-columns-repeated="28"/>
          <table:table-cell table:number-columns-repeated="16348"/>
        </table:table-row>
        <table:table-row table:style-name="ro1">
          <table:table-cell/>
          <table:table-cell table:style-name="ce8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41:.AJ41];&quot;E&quot;)" office:value-type="float" office:value="0" calcext:value-type="float">
            <text:p>0</text:p>
          </table:table-cell>
          <table:table-cell table:style-name="ce10" table:formula="of:=COUNTIF([.I41:.AJ41];&quot;E&quot;)+COUNTIF([.I41:.AJ41];&quot;X&quot;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49" table:number-columns-repeated="28"/>
          <table:table-cell table:number-columns-repeated="16348"/>
        </table:table-row>
        <table:table-row table:style-name="ro1">
          <table:table-cell/>
          <table:table-cell table:style-name="ce12" table:number-columns-repeated="2"/>
          <table:table-cell table:style-name="ce12" table:formula="of:=SUM([.D37:.D41])" office:value-type="float" office:value="28" calcext:value-type="float">
            <text:p>28</text:p>
          </table:table-cell>
          <table:table-cell table:style-name="ce12" table:formula="of:=AVERAGE([.E37:.E41])" office:value-type="float" office:value="0" calcext:value-type="float">
            <text:p>0</text:p>
          </table:table-cell>
          <table:table-cell table:style-name="ce12" table:formula="of:=AVERAGE([.F37:.F41])" office:value-type="float" office:value="0" calcext:value-type="float">
            <text:p>0</text:p>
          </table:table-cell>
          <table:table-cell/>
          <table:table-cell table:style-name="ce13" table:number-columns-repeated="29"/>
          <table:table-cell table:number-columns-repeated="16348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ráctica_2.I4:Práctica_2.AJ4 Práctica_2.I15:Práctica_2.AJ15 Práctica_2.I26:Práctica_2.AJ26 Práctica_2.I37:Práctica_2.AJ37">
            <calcext:condition calcext:apply-style-name="cf5" calcext:value="=&quot;X&quot;" calcext:base-cell-address="Práctica_2.I4"/>
            <calcext:condition calcext:apply-style-name="cf1" calcext:value="=&quot;E&quot;" calcext:base-cell-address="Práctica_2.I4"/>
          </calcext:conditional-format>
          <calcext:conditional-format calcext:target-range-address="Práctica_2.I5:Práctica_2.AJ5 Práctica_2.I16:Práctica_2.AJ16 Práctica_2.I27:Práctica_2.AJ27 Práctica_2.I38:Práctica_2.AJ38">
            <calcext:condition calcext:apply-style-name="cf1" calcext:value="=&quot;E&quot;" calcext:base-cell-address="Práctica_2.I5"/>
            <calcext:condition calcext:apply-style-name="cf6" calcext:value="=&quot;X&quot;" calcext:base-cell-address="Práctica_2.I5"/>
          </calcext:conditional-format>
          <calcext:conditional-format calcext:target-range-address="Práctica_2.I6:Práctica_2.AJ6 Práctica_2.I17:Práctica_2.AJ17 Práctica_2.I28:Práctica_2.AJ28 Práctica_2.I39:Práctica_2.AJ39">
            <calcext:condition calcext:apply-style-name="cf1" calcext:value="=&quot;E&quot;" calcext:base-cell-address="Práctica_2.I6"/>
            <calcext:condition calcext:apply-style-name="cf2" calcext:value="=&quot;X&quot;" calcext:base-cell-address="Práctica_2.I6"/>
          </calcext:conditional-format>
          <calcext:conditional-format calcext:target-range-address="Práctica_2.I7:Práctica_2.AJ7 Práctica_2.I18:Práctica_2.AJ18 Práctica_2.I29:Práctica_2.AJ29 Práctica_2.I40:Práctica_2.AJ40">
            <calcext:condition calcext:apply-style-name="cf1" calcext:value="=&quot;E&quot;" calcext:base-cell-address="Práctica_2.I7"/>
            <calcext:condition calcext:apply-style-name="cf3" calcext:value="=&quot;X&quot;" calcext:base-cell-address="Práctica_2.I7"/>
          </calcext:conditional-format>
          <calcext:conditional-format calcext:target-range-address="Práctica_2.I8:Práctica_2.AJ8 Práctica_2.I19:Práctica_2.AJ19 Práctica_2.I30:Práctica_2.AJ30 Práctica_2.I41:Práctica_2.AJ41">
            <calcext:condition calcext:apply-style-name="cf1" calcext:value="=&quot;E&quot;" calcext:base-cell-address="Práctica_2.I8"/>
            <calcext:condition calcext:apply-style-name="cf4" calcext:value="=&quot;X&quot;" calcext:base-cell-address="Práctica_2.I8"/>
          </calcext:conditional-format>
        </calcext:conditional-formats>
      </table:table>
      <table:table table:name="Práctica_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29" table:default-cell-style-name="ce1"/>
        <table:table-column table:style-name="co1" table:number-columns-repeated="27" table:default-cell-style-name="ce1"/>
        <table:table-column table:style-name="co5" table:number-columns-repeated="16320" table:default-cell-style-name="ce1"/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4:.AK4];&quot;E&quot;)" office:value-type="float" office:value="0" calcext:value-type="float">
            <text:p>0</text:p>
          </table:table-cell>
          <table:table-cell table:style-name="ce10" table:formula="of:=COUNTIF([.I4:.AK4];&quot;E&quot;)+COUNTIF([.I4:.AK4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50" table:number-columns-repeated="29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:.AK5];&quot;E&quot;)" office:value-type="float" office:value="0" calcext:value-type="float">
            <text:p>0</text:p>
          </table:table-cell>
          <table:table-cell table:style-name="ce10" table:formula="of:=COUNTIF([.I5:.AK5];&quot;E&quot;)+COUNTIF([.I5:.AK5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1" table:number-columns-repeated="29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6:.AK6];&quot;E&quot;)" office:value-type="float" office:value="0" calcext:value-type="float">
            <text:p>0</text:p>
          </table:table-cell>
          <table:table-cell table:style-name="ce10" table:formula="of:=COUNTIF([.I6:.AK6];&quot;E&quot;)+COUNTIF([.I6:.AK6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52" table:number-columns-repeated="29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7:.AK7];&quot;E&quot;)" office:value-type="float" office:value="0" calcext:value-type="float">
            <text:p>0</text:p>
          </table:table-cell>
          <table:table-cell table:style-name="ce10" table:formula="of:=COUNTIF([.I7:.AK7];&quot;E&quot;)+COUNTIF([.I7:.AK7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53" table:number-columns-repeated="29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table:number-columns-repeated="3"/>
          <table:table-cell table:style-name="ce12" table:formula="of:=AVERAGE([.E4:.E8])" office:value-type="float" office:value="0" calcext:value-type="float">
            <text:p>0</text:p>
          </table:table-cell>
          <table:table-cell table:style-name="ce12" table:formula="of:=AVERAGE([.F4:.F8])" office:value-type="float" office:value="0" calcext:value-type="float">
            <text:p>0</text:p>
          </table:table-cell>
          <table:table-cell/>
          <table:table-cell table:style-name="ce13" table:number-columns-repeated="30"/>
          <table:table-cell table:number-columns-repeated="16347"/>
        </table:table-row>
        <table:table-row table:style-name="ro1" table:number-rows-repeated="2">
          <table:table-cell table:number-columns-repeated="7"/>
          <table:table-cell table:style-name="ce13" table:number-columns-repeated="30"/>
          <table:table-cell table:number-columns-repeated="16347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ALGORITMO SJF: PRIMERO EL MÁS CORTO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15:.AK15];&quot;E&quot;)" office:value-type="float" office:value="0" calcext:value-type="float">
            <text:p>0</text:p>
          </table:table-cell>
          <table:table-cell table:style-name="ce10" table:formula="of:=COUNTIF([.I15:.AK15];&quot;E&quot;)+COUNTIF([.I15:.AK15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54" table:number-columns-repeated="29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16:.AK16];&quot;E&quot;)" office:value-type="float" office:value="0" calcext:value-type="float">
            <text:p>0</text:p>
          </table:table-cell>
          <table:table-cell table:style-name="ce10" table:formula="of:=COUNTIF([.I16:.AK16];&quot;E&quot;)+COUNTIF([.I16:.AK16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5" table:number-columns-repeated="29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17:.AK17];&quot;E&quot;)" office:value-type="float" office:value="0" calcext:value-type="float">
            <text:p>0</text:p>
          </table:table-cell>
          <table:table-cell table:style-name="ce10" table:formula="of:=COUNTIF([.I17:.AK17];&quot;E&quot;)+COUNTIF([.I17:.AK17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56" table:number-columns-repeated="29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18:.AK18];&quot;E&quot;)" office:value-type="float" office:value="0" calcext:value-type="float">
            <text:p>0</text:p>
          </table:table-cell>
          <table:table-cell table:style-name="ce10" table:formula="of:=COUNTIF([.I18:.AK18];&quot;E&quot;)+COUNTIF([.I18:.AK18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57" table:number-columns-repeated="29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table:number-columns-repeated="3"/>
          <table:table-cell table:style-name="ce12" table:formula="of:=AVERAGE([.E15:.E19])" office:value-type="float" office:value="0" calcext:value-type="float">
            <text:p>0</text:p>
          </table:table-cell>
          <table:table-cell table:style-name="ce12" table:formula="of:=AVERAGE([.F15:.F19])" office:value-type="float" office:value="0" calcext:value-type="float">
            <text:p>0</text:p>
          </table:table-cell>
          <table:table-cell table:number-columns-repeated="2"/>
          <table:table-cell table:style-name="ce13" table:number-columns-repeated="29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SRTF: PRIMERO EL DE TIEMPO RESTANTE MÁS CORTO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25:.AK25];&quot;E&quot;)" office:value-type="float" office:value="0" calcext:value-type="float">
            <text:p>0</text:p>
          </table:table-cell>
          <table:table-cell table:style-name="ce10" table:formula="of:=COUNTIF([.I25:.AK25];&quot;E&quot;)+COUNTIF([.I25:.AK25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50" table:number-columns-repeated="29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26:.AK26];&quot;E&quot;)" office:value-type="float" office:value="0" calcext:value-type="float">
            <text:p>0</text:p>
          </table:table-cell>
          <table:table-cell table:style-name="ce10" table:formula="of:=COUNTIF([.I26:.AK26];&quot;E&quot;)+COUNTIF([.I26:.AK26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1" table:number-columns-repeated="29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27:.AK27];&quot;E&quot;)" office:value-type="float" office:value="0" calcext:value-type="float">
            <text:p>0</text:p>
          </table:table-cell>
          <table:table-cell table:style-name="ce10" table:formula="of:=COUNTIF([.I27:.AK27];&quot;E&quot;)+COUNTIF([.I27:.AK27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52" table:number-columns-repeated="29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28:.AK28];&quot;E&quot;)" office:value-type="float" office:value="0" calcext:value-type="float">
            <text:p>0</text:p>
          </table:table-cell>
          <table:table-cell table:style-name="ce10" table:formula="of:=COUNTIF([.I28:.AK28];&quot;E&quot;)+COUNTIF([.I28:.AK28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53" table:number-columns-repeated="29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table:number-columns-repeated="3"/>
          <table:table-cell table:style-name="ce12" table:formula="of:=AVERAGE([.E25:.E29])" office:value-type="float" office:value="0" calcext:value-type="float">
            <text:p>0</text:p>
          </table:table-cell>
          <table:table-cell table:style-name="ce12" table:formula="of:=AVERAGE([.F25:.F29])" office:value-type="float" office:value="0" calcext:value-type="float">
            <text:p>0</text:p>
          </table:table-cell>
          <table:table-cell/>
          <table:table-cell table:style-name="ce13" table:number-columns-repeated="30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4" office:value-type="string" calcext:value-type="string" table:number-columns-spanned="21" table:number-rows-spanned="1">
            <text:p>ROUND ROBIN: OPERACIÓN POR RONDAS</text:p>
          </table:table-cell>
          <table:covered-table-cell table:number-columns-repeated="20"/>
          <table:table-cell table:number-columns-repeated="16355"/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35:.AK35];&quot;E&quot;)" office:value-type="float" office:value="0" calcext:value-type="float">
            <text:p>0</text:p>
          </table:table-cell>
          <table:table-cell table:style-name="ce10" table:formula="of:=COUNTIF([.I35:.AK35];&quot;E&quot;)+COUNTIF([.I35:.AK35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50" table:number-columns-repeated="29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36:.AK36];&quot;E&quot;)" office:value-type="float" office:value="0" calcext:value-type="float">
            <text:p>0</text:p>
          </table:table-cell>
          <table:table-cell table:style-name="ce10" table:formula="of:=COUNTIF([.I36:.AK36];&quot;E&quot;)+COUNTIF([.I36:.AK36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1" table:number-columns-repeated="29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37:.AK37];&quot;E&quot;)" office:value-type="float" office:value="0" calcext:value-type="float">
            <text:p>0</text:p>
          </table:table-cell>
          <table:table-cell table:style-name="ce10" table:formula="of:=COUNTIF([.I37:.AK37];&quot;E&quot;)+COUNTIF([.I37:.AK37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52" table:number-columns-repeated="29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38:.AK38];&quot;E&quot;)" office:value-type="float" office:value="0" calcext:value-type="float">
            <text:p>0</text:p>
          </table:table-cell>
          <table:table-cell table:style-name="ce10" table:formula="of:=COUNTIF([.I38:.AK38];&quot;E&quot;)+COUNTIF([.I38:.AK38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53" table:number-columns-repeated="29"/>
          <table:table-cell table:number-columns-repeated="16347"/>
        </table:table-row>
        <table:table-row table:style-name="ro1">
          <table:table-cell table:number-columns-repeated="4"/>
          <table:table-cell table:style-name="ce12" table:formula="of:=AVERAGE([.E35:.E38])" office:value-type="float" office:value="0" calcext:value-type="float">
            <text:p>0</text:p>
          </table:table-cell>
          <table:table-cell table:style-name="ce12" table:formula="of:=AVERAGE([.F35:.F38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12" table:number-columns-repeated="3"/>
          <table:table-cell table:number-columns-repeated="3"/>
          <table:table-cell table:style-name="ce13" office:value-type="string" calcext:value-type="string">
            <text:p>QUANTUM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number-columns-repeated="15"/>
          <table:table-cell table:style-name="ce13" table:number-columns-repeated="13"/>
          <table:table-cell table:number-columns-repeated="16347"/>
        </table:table-row>
        <table:table-row table:style-name="ro1">
          <table:table-cell/>
          <table:table-cell table:style-name="ce2" office:value-type="string" calcext:value-type="string">
            <text:p>PROCESOS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T. EJECUCIÓN</text:p>
          </table:table-cell>
          <table:table-cell table:style-name="ce2" office:value-type="string" calcext:value-type="string">
            <text:p>T.espera</text:p>
          </table:table-cell>
          <table:table-cell table:style-name="ce2" office:value-type="string" calcext:value-type="string">
            <text:p>T.respuesta</text:p>
          </table:table-cell>
          <table:table-cell/>
          <table:table-cell table:style-name="ce3" office:value-type="string" calcext:value-type="string">
            <text:p>PROCESOS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634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COUNTIF([.I42:.AK42];&quot;E&quot;)" office:value-type="float" office:value="0" calcext:value-type="float">
            <text:p>0</text:p>
          </table:table-cell>
          <table:table-cell table:style-name="ce10" table:formula="of:=COUNTIF([.I42:.AK42];&quot;E&quot;)+COUNTIF([.I42:.AK42];&quot;X&quot;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50" table:number-columns-repeated="29"/>
          <table:table-cell table:number-columns-repeated="16347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43:.AK43];&quot;E&quot;)" office:value-type="float" office:value="0" calcext:value-type="float">
            <text:p>0</text:p>
          </table:table-cell>
          <table:table-cell table:style-name="ce10" table:formula="of:=COUNTIF([.I43:.AK43];&quot;E&quot;)+COUNTIF([.I43:.AK43];&quot;X&quot;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1" table:number-columns-repeated="29"/>
          <table:table-cell table:number-columns-repeated="16347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COUNTIF([.I44:.AK44];&quot;E&quot;)" office:value-type="float" office:value="0" calcext:value-type="float">
            <text:p>0</text:p>
          </table:table-cell>
          <table:table-cell table:style-name="ce10" table:formula="of:=COUNTIF([.I44:.AK44];&quot;E&quot;)+COUNTIF([.I44:.AK44];&quot;X&quot;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52" table:number-columns-repeated="29"/>
          <table:table-cell table:number-columns-repeated="16347"/>
        </table:table-row>
        <table:table-row table:style-name="ro1">
          <table:table-cell/>
          <table:table-cell table:style-name="ce7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45:.AK45];&quot;E&quot;)" office:value-type="float" office:value="0" calcext:value-type="float">
            <text:p>0</text:p>
          </table:table-cell>
          <table:table-cell table:style-name="ce10" table:formula="of:=COUNTIF([.I45:.AK45];&quot;E&quot;)+COUNTIF([.I45:.AK45];&quot;X&quot;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53" table:number-columns-repeated="29"/>
          <table:table-cell table:number-columns-repeated="16347"/>
        </table:table-row>
        <table:table-row table:style-name="ro1">
          <table:table-cell table:number-columns-repeated="4"/>
          <table:table-cell table:style-name="ce12" table:formula="of:=AVERAGE([.E42:.E45])" office:value-type="float" office:value="0" calcext:value-type="float">
            <text:p>0</text:p>
          </table:table-cell>
          <table:table-cell table:style-name="ce12" table:formula="of:=AVERAGE([.F42:.F45])" office:value-type="float" office:value="0" calcext:value-type="float">
            <text:p>0</text:p>
          </table:table-cell>
          <table:table-cell table:number-columns-repeated="16378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ráctica_3.I4:Práctica_3.AK4 Práctica_3.I25:Práctica_3.AK25 Práctica_3.I35:Práctica_3.AK35 Práctica_3.I42:Práctica_3.AK42 Práctica_3.I15:Práctica_3.AK15">
            <calcext:condition calcext:apply-style-name="cf5" calcext:value="=&quot;X&quot;" calcext:base-cell-address="Práctica_3.I4"/>
            <calcext:condition calcext:apply-style-name="cf1" calcext:value="=&quot;E&quot;" calcext:base-cell-address="Práctica_3.I4"/>
          </calcext:conditional-format>
          <calcext:conditional-format calcext:target-range-address="Práctica_3.I5:Práctica_3.AK5 Práctica_3.I26:Práctica_3.AK26 Práctica_3.I36:Práctica_3.AK36 Práctica_3.I43:Práctica_3.AK43 Práctica_3.I16:Práctica_3.AK16">
            <calcext:condition calcext:apply-style-name="cf1" calcext:value="=&quot;E&quot;" calcext:base-cell-address="Práctica_3.I5"/>
            <calcext:condition calcext:apply-style-name="cf6" calcext:value="=&quot;X&quot;" calcext:base-cell-address="Práctica_3.I5"/>
          </calcext:conditional-format>
          <calcext:conditional-format calcext:target-range-address="Práctica_3.I6:Práctica_3.AK6 Práctica_3.I27:Práctica_3.AK27 Práctica_3.I37:Práctica_3.AK37 Práctica_3.I44:Práctica_3.AK44 Práctica_3.I17:Práctica_3.AK17">
            <calcext:condition calcext:apply-style-name="cf1" calcext:value="=&quot;E&quot;" calcext:base-cell-address="Práctica_3.I6"/>
            <calcext:condition calcext:apply-style-name="cf2" calcext:value="=&quot;X&quot;" calcext:base-cell-address="Práctica_3.I6"/>
          </calcext:conditional-format>
          <calcext:conditional-format calcext:target-range-address="Práctica_3.I7:Práctica_3.AK7 Práctica_3.I28:Práctica_3.AK28 Práctica_3.I38:Práctica_3.AK38 Práctica_3.I45:Práctica_3.AK45 Práctica_3.I18:Práctica_3.AK18">
            <calcext:condition calcext:apply-style-name="cf1" calcext:value="=&quot;E&quot;" calcext:base-cell-address="Práctica_3.I7"/>
            <calcext:condition calcext:apply-style-name="cf3" calcext:value="=&quot;X&quot;" calcext:base-cell-address="Práctica_3.I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ZUL_5f_CLARO" style:display-name="AZUL_CLARO" style:family="table-cell" style:parent-style-name="Default" style:data-style-name="N0">
      <style:table-cell-properties fo:background-color="#2a96f8" style:vertical-align="automatic"/>
    </style:style>
    <style:style style:name="BEIGE" style:family="table-cell" style:parent-style-name="Default" style:data-style-name="N0">
      <style:table-cell-properties fo:background-color="#ffde59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0070c0" style:vertical-align="automatic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NEGRO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JO" style:family="table-cell" style:parent-style-name="Default" style:data-style-name="N0">
      <style:table-cell-properties fo:background-color="#ff0000" style:vertical-align="automatic"/>
    </style:style>
    <style:style style:name="VERDE" style:family="table-cell" style:parent-style-name="Default" style:data-style-name="N0">
      <style:table-cell-properties fo:background-color="#00a933" style:vertical-align="automatic"/>
    </style:style>
    <style:style style:name="cf1" style:family="table-cell" style:parent-style-name="Default">
      <style:table-cell-properties fo:background-color="#000000"/>
      <style:text-properties fo:color="#ffffff"/>
    </style:style>
    <style:style style:name="cf2" style:family="table-cell" style:parent-style-name="Default">
      <style:table-cell-properties fo:background-color="#2a96f8"/>
      <style:text-properties fo:color="#000000"/>
    </style:style>
    <style:style style:name="cf3" style:family="table-cell" style:parent-style-name="Default">
      <style:table-cell-properties fo:background-color="#3465a4"/>
      <style:text-properties fo:color="#000000"/>
    </style:style>
    <style:style style:name="cf4" style:family="table-cell" style:parent-style-name="Default">
      <style:table-cell-properties fo:background-color="#ffde59"/>
      <style:text-properties fo:color="#000000"/>
    </style:style>
    <style:style style:name="cf5" style:family="table-cell" style:parent-style-name="Default">
      <style:table-cell-properties fo:background-color="#ff0000"/>
      <style:text-properties fo:color="#000000"/>
    </style:style>
    <style:style style:name="cf6" style:family="table-cell" style:parent-style-name="Default">
      <style:table-cell-properties fo:background-color="#00a933"/>
      <style:text-properties fo:color="#000000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2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royer</meta:initial-creator>
    <meta:creation-date>2018-11-08T07:28:45Z</meta:creation-date>
    <dc:date>2023-01-10T09:55:40.792000000</dc:date>
    <meta:editing-cycles>8</meta:editing-cycles>
    <meta:editing-duration>PT27M11S</meta:editing-duration>
    <meta:document-statistic meta:table-count="3" meta:cell-count="14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